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djonjon.github.io/P5-Premiers-pas-sur-le-langage-JavaScrip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Charrier</meta:initial-creator>
    <meta:creation-date>2023-06-08T15:54:59.19</meta:creation-date>
    <dc:date>2023-06-09T09:12:56.39</dc:date>
    <dc:creator>Jonathan Charrier</dc:creator>
    <meta:editing-duration>PT4M10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1" meta:word-count="1" meta:character-count="68"/>
  </office:meta>
</office:document-meta>
</file>